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Text_20_body" style:list-style-name="L7"/>
    <style:style style:name="P26" style:family="paragraph" style:parent-style-name="Text_20_body" style:list-style-name="L8">
      <style:text-properties style:font-name="Courier New" fo:font-size="10pt" style:font-size-asian="10pt" style:font-size-complex="10pt"/>
    </style:style>
    <style:style style:name="P27" style:family="paragraph" style:parent-style-name="Preformatted_20_Text">
      <style:paragraph-properties fo:margin-top="0in" fo:margin-bottom="0.1965in"/>
      <style:text-properties style:font-name="Courier New" fo:font-size="10pt" style:font-size-asian="10pt" style:font-size-complex="10pt"/>
    </style:style>
    <style:style style:name="P28" style:family="paragraph" style:parent-style-name="Preformatted_20_Text">
      <style:text-properties style:font-name="Courier New"/>
    </style:style>
    <style:style style:name="P29" style:family="paragraph" style:parent-style-name="Preformatted_20_Text">
      <style:paragraph-properties fo:margin-top="0in" fo:margin-bottom="0.1965in"/>
      <style:text-properties style:font-name="Courier New"/>
    </style:style>
    <style:style style:name="P30" style:family="paragraph" style:parent-style-name="Text_20_body" style:list-style-name="L9"/>
    <style:style style:name="P31" style:family="paragraph" style:parent-style-name="Text_20_body" style:list-style-name="L10">
      <style:paragraph-properties fo:margin-top="0in" fo:margin-bottom="0in"/>
    </style:style>
    <style:style style:name="P32" style:family="paragraph" style:parent-style-name="Text_20_body" style:list-style-name="L10"/>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Text_20_body">
      <style:text-properties fo:font-weight="bold"/>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Text_20_body" style:list-style-name="L11"/>
    <style:style style:name="P38" style:family="paragraph" style:parent-style-name="Text_20_body">
      <style:text-properties style:font-name="Courier New" fo:font-size="10pt" fo:font-style="normal" style:font-size-asian="10pt" style:font-style-asian="normal" style:font-size-complex="10pt" style:font-style-complex="normal"/>
    </style:style>
    <style:style style:name="P39" style:family="paragraph" style:parent-style-name="Standard">
      <style:text-properties fo:font-weight="bold"/>
    </style:style>
    <style:style style:name="P40" style:family="paragraph" style:parent-style-name="Standard">
      <style:text-properties style:font-name="Courier New"/>
    </style:style>
    <style:style style:name="P41" style:family="paragraph" style:parent-style-name="Heading_20_3">
      <style:paragraph-properties fo:break-before="page"/>
    </style:style>
    <style:style style:name="P42" style:family="paragraph" style:parent-style-name="Text_20_body" style:list-style-name="L12">
      <style:paragraph-properties fo:margin-top="0in" fo:margin-bottom="0in"/>
    </style:style>
    <style:style style:name="P43" style:family="paragraph" style:parent-style-name="Text_20_body" style:list-style-name="L12"/>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Standard" style:list-style-name="L14"/>
    <style:style style:name="P48" style:family="paragraph" style:parent-style-name="Standard">
      <style:text-properties style:font-name="Courier New" fo:font-size="12pt" style:font-size-asian="12pt" style:font-size-complex="12pt"/>
    </style:style>
    <style:style style:name="P49" style:family="paragraph" style:parent-style-name="Preformatted_20_Text">
      <style:paragraph-properties fo:margin-top="0in" fo:margin-bottom="0.1965in"/>
      <style:text-properties style:font-name="Courier New" fo:font-size="12pt" style:font-size-asian="12pt" style:font-size-complex="12pt"/>
    </style:style>
    <style:style style:name="P50" style:family="paragraph" style:parent-style-name="Preformatted_20_Text">
      <style:text-properties style:font-name="Courier New" fo:font-size="12pt" style:font-size-asian="12pt" style:font-size-complex="12pt"/>
    </style:style>
    <style:style style:name="P51" style:family="paragraph" style:parent-style-name="Text_20_body" style:list-style-name="L15">
      <style:paragraph-properties fo:margin-top="0in" fo:margin-bottom="0in"/>
    </style:style>
    <style:style style:name="P52" style:family="paragraph" style:parent-style-name="Text_20_body" style:list-style-name="L15"/>
    <style:style style:name="P53" style:family="paragraph" style:parent-style-name="Standard" style:list-style-name="L16">
      <style:text-properties style:font-name="Thorndale1" fo:font-size="13pt" fo:font-weight="bold" style:font-size-asian="13pt" style:font-weight-asian="bold" style:font-size-complex="13pt" style:font-weight-complex="bold"/>
    </style:style>
    <style:style style:name="P54" style:family="paragraph" style:parent-style-name="Text_20_body" style:list-style-name="L17">
      <style:paragraph-properties fo:margin-top="0in" fo:margin-bottom="0in"/>
      <style:text-properties style:font-name="Courier New"/>
    </style:style>
    <style:style style:name="P55" style:family="paragraph" style:parent-style-name="Text_20_body" style:list-style-name="L17"/>
    <style:style style:name="P56" style:family="paragraph" style:parent-style-name="Text_20_body" style:list-style-name="L18"/>
    <style:style style:name="P57" style:family="paragraph" style:parent-style-name="Standard">
      <style:text-properties style:font-name="Courier New" fo:font-size="9pt" style:font-size-asian="9pt" style:font-size-complex="9pt"/>
    </style:style>
    <style:style style:name="P58" style:family="paragraph" style:parent-style-name="Standard">
      <style:text-properties style:font-name="Courier New" fo:font-size="9pt" fo:font-weight="bold" style:font-size-asian="9pt" style:font-weight-asian="bold" style:font-size-complex="9pt" style:font-weight-complex="bold"/>
    </style:style>
    <style:style style:name="P59"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Install required third party jars<text:tab/>6</text:p>
          <text:p text:style-name="P10">STEP 4.1: Download and install Hibernate<text:tab/>6</text:p>
          <text:p text:style-name="P10">STEP 4.2: Install JDBC driver jar(s)<text:tab/>6</text:p>
          <text:p text:style-name="P10">STEP 4.3: Install JavaMail and Activation jars<text:tab/>7</text:p>
          <text:p text:style-name="P9">STEP 4: Create Roller tables in your database<text:tab/>8</text:p>
          <text:p text:style-name="P9">STEP 5: Deploy Roller to your application server<text:tab/>9</text:p>
          <text:p text:style-name="P9">STEP 6: Check your internationalization settings<text:tab/>11</text:p>
          <text:p text:style-name="P9">STEP 7: Setup Roller data directories <text:tab/>12</text:p>
          <text:p text:style-name="P10">STEP 7.1: Create uploads directory<text:tab/>12</text:p>
          <text:p text:style-name="P10">STEP 7.2: Create search-index directory<text:tab/>12</text:p>
          <text:p text:style-name="P10">STEP 7.3: Create planet-cache directory (optional)<text:tab/>12</text:p>
          <text:p text:style-name="P10">STEP 7.4: Make sure that the logs subdirectory exists<text:tab/>13</text:p>
          <text:p text:style-name="P9">STEP 8: Review Roller configuration<text:tab/>14</text:p>
          <text:p text:style-name="P10">STEP 8.1: Review the WEB-INF/classes/roller.properties file<text:tab/>14</text:p>
          <text:p text:style-name="P11">Where to define custom properties<text:tab/>14</text:p>
          <text:p text:style-name="P10">STEP 8.2: Change keys in the WEB-INF/security.xml file<text:tab/>15</text:p>
          <text:p text:style-name="P9">STEP 9: Start Tomcat and start using Roller<text:tab/>16</text:p>
          <text:p text:style-name="P9">Appendix A: Upgrading an existing Roller installation<text:tab/>17</text:p>
          <text:p text:style-name="P10">STEP 1: Shutdown and backup your old Roller <text:tab/>17</text:p>
          <text:p text:style-name="P10">STEP 2: Install the new Roller <text:tab/>17</text:p>
          <text:p text:style-name="P10">STEP 3: Copy resources and update configs <text:tab/>18</text:p>
          <text:p text:style-name="P11">3.1 Copy your old resources and other files you've added<text:tab/>18</text:p>
          <text:p text:style-name="P11">3.2 Remove JavaMail jars if duplicated<text:tab/>18</text:p>
          <text:p text:style-name="P11">3.3 Review configuration properties<text:tab/>18</text:p>
          <text:p text:style-name="P10">STEP 4: Upgrade the database <text:tab/>18</text:p>
          <text:p text:style-name="P10">STEP 5: Startup your app server <text:tab/>19</text:p>
          <text:p text:style-name="P9">Appendix B: The WEB-INF/roller.properties file<text:tab/>20</text:p>
          <text:p text:style-name="P9">Appendix C: Setting up the optional JSPWiki plugin<text:tab/>27</text:p>
          <text:p text:style-name="P10">Downloading and installing the required JSPWiki jars<text:tab/>27</text:p>
          <text:p text:style-name="P10">Enable the JSPWiki plugin via Roller property override<text:tab/>27</text:p>
          <text:p text:style-name="P9">Appendix D: Setting up the optional Ekit editor page<text:tab/>28</text:p>
          <text:p text:style-name="P10">Downloading and installing the required Ekit applet jar<text:tab/>28</text:p>
          <text:p text:style-name="P10">Enable the Ekit plugin via Roller runtime configuration definitions file<text:tab/>28</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A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3.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h text:style-name="Heading_20_3" text:outline-level="3"><text:bookmark-start text:name="DDE_LINK3"/><text:bookmark-end text:name="DDE_LINK3"/></text:h>
      <text:h text:style-name="Heading_20_2" text:outline-level="2"/>
      <text:h text:style-name="P12"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Download and install Hibernate</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0">hibernate3.jar</text:p>
        </text:list-item>
        <text:list-item>
          <text:p text:style-name="P20">asm-attrs.jar</text:p>
        </text:list-item>
      </text:list>
      <text:list text:style-name="L5">
        <text:list-item>
          <text:p text:style-name="P21">asm.jar</text:p>
        </text:list-item>
        <text:list-item>
          <text:p text:style-name="P21">cglib-2.1.3.jar</text:p>
        </text:list-item>
        <text:list-item>
          <text:p text:style-name="P21">dom4j.1.6.1.jar</text:p>
        </text:list-item>
        <text:list-item>
          <text:p text:style-name="P21">ehcache-1.1.jar</text:p>
        </text:list-item>
        <text:list-item>
          <text:p text:style-name="P21">jdbc2_0-stdext.jar</text:p>
        </text:list-item>
        <text:list-item>
          <text:p text:style-name="P21">jta.jar</text:p>
        </text:list-item>
      </text:list>
      <text:p text:style-name="Text_20_body">The Roller Support project at Java.Net offers some bundles that might make this part <text:s/>of the installation easier. Visit <text:a xlink:type="simple" xlink:href="http://roller.dev.java.net/">http://roller.dev.java.net</text:a> for more information.</text:p>
      <text:h text:style-name="Heading_20_3" text:outline-level="3">STEP 4.2: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2">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
      <text:p text:style-name="Text_20_body"/>
      <text:h text:style-name="Heading_20_3" text:outline-level="3">STEP 4.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3"><text:tab/>% mv $ROLLER/WEB-INF/lib/mail.jar $CATALINA_HOME/common/lib</text:p>
      <text:p text:style-name="P24"><text:span text:style-name="T5"><text:tab/>% mv $ROLLER/WEB-INF/lib/activation.jar $CATALINA_HOME/common/lib</text:span><text:tab/></text:p>
      <text:p text:style-name="P13">Windows example</text:p>
      <text:p text:style-name="P23"><text:tab/>c&gt; move %ROLLER%\WEB-INF\lib\mail.jar %CATALINA_HOME%\common\lib</text:p>
      <text:p text:style-name="P23"><text:tab/>C&gt; move %ROLLER%\WEB-INF\lib\activation.jar %CATALINA_HOME%\common\lib</text:p>
      <text:p text:style-name="P13">NOTES</text:p>
      <text:list text:style-name="L7">
        <text:list-item>
          <text:p text:style-name="P25">To enable the Roller's e-mail notification features, you'll also need to setup a mail session resource in your application server configuration file (see the next section) and you'll need to configure e-mail notification in the Roller UI.</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7">&lt;dbname&gt;</text:span>. Here's the list of scripts currently in Roller:</text:p>
      <text:list text:style-name="L8">
        <text:list-item>
          <text:p text:style-name="P26">WEB-INF/dbscripts/mysql/creatdb.sql<text:tab/></text:p>
        </text:list-item>
        <text:list-item>
          <text:p text:style-name="P26">WEB-INF/dbscripts/postgresql/creatdb.sql<text:tab/></text:p>
        </text:list-item>
        <text:list-item>
          <text:p text:style-name="P26">WEB-INF/dbscripts/hsqldb/creatdb.sql</text:p>
        </text:list-item>
        <text:list-item>
          <text:p text:style-name="P26">WEB-INF/dbscripts/derby/creatdb.sql</text:p>
        </text:list-item>
        <text:list-item>
          <text:p text:style-name="P26">WEB-INF/dbscripts/db2/creatdb.sql</text:p>
        </text:list-item>
        <text:list-item>
          <text:p text:style-name="P26">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7"><text:tab/>mysql&gt; quit</text:p>
      <text:p text:style-name="P13">Windows example:</text:p>
      <text:p text:style-name="Preformatted_20_Text"><text:tab/><text:span text:style-name="T5">C&gt; cd %ROLLER%\WEB-INF\dbscripts\mysql</text:span></text:p>
      <text:p text:style-name="P28"><text:tab/>C&gt; mysql -u root -p</text:p>
      <text:p text:style-name="P28"><text:tab/>password: *****</text:p>
      <text:p text:style-name="P28"><text:tab/>mysql&gt; create database roller;</text:p>
      <text:p text:style-name="P28"><text:tab/>mysql&gt; grant all on roller.* to scott@'%' identified by 'tiger';</text:p>
      <text:p text:style-name="P28"><text:tab/>mysql&gt; grant all on roller.* to scott@'localhost' identified by 'tiger';</text:p>
      <text:p text:style-name="P28"><text:tab/>mysql&gt; use roller;</text:p>
      <text:p text:style-name="P28"><text:tab/>mysql&gt; source createdb.sql</text:p>
      <text:p text:style-name="P29"><text:tab/>mysql&gt; quit</text:p>
      <text:p text:style-name="P13">NOTES</text:p>
      <text:list text:style-name="L9">
        <text:list-item>
          <text:p text:style-name="P30">For MySQL, don't forget to call <text:span text:style-name="T6">flush privileges </text:span><text:span text:style-name="T3">to commit your changes to MySQL.</text:span></text:p>
        </text:list-item>
        <text:list-item>
          <text:p text:style-name="P30">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1">Where to find the Roller installation directory <text:s/></text:p>
        </text:list-item>
        <text:list-item>
          <text:p text:style-name="P32">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3">Example context configuration file for Tomcat 5.0.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8">&lt;Context path="/roller" docBase="<text:span text:style-name="T1">/usr/local/roller</text:span>" debug="0"&gt;</text:p>
      <text:p text:style-name="P28"><text:s text:c="2"/>&lt;Resource name="jdbc/rollerdb" auth="Container" type="javax.sql.DataSource" /&gt;</text:p>
      <text:p text:style-name="P28"><text:s text:c="2"/>&lt;ResourceParams name="jdbc/rollerdb"&gt;</text:p>
      <text:p text:style-name="P28"><text:s text:c="4"/>&lt;parameter&gt;</text:p>
      <text:p text:style-name="P28"><text:s text:c="7"/>&lt;name&gt;factory&lt;/name&gt;</text:p>
      <text:p text:style-name="P28"><text:s text:c="7"/>&lt;value&gt;org.apache.commons.dbcp.BasicDataSourceFactory&lt;/value&gt;</text:p>
      <text:p text:style-name="P28"><text:s text:c="4"/>&lt;/parameter&gt;</text:p>
      <text:p text:style-name="P28"><text:s text:c="4"/>&lt;parameter&gt;</text:p>
      <text:p text:style-name="P28"><text:s text:c="7"/>&lt;name&gt;driverClassName&lt;/name&gt;</text:p>
      <text:p text:style-name="P28"><text:s text:c="7"/>&lt;value&gt;com.mysql.jdbc.Driver&lt;/value&gt;</text:p>
      <text:p text:style-name="P28"><text:s text:c="4"/>&lt;/parameter&gt;</text:p>
      <text:p text:style-name="P28"><text:s text:c="4"/>&lt;parameter&gt; <text:s text:c="7"/></text:p>
      <text:p text:style-name="P28"><text:s text:c="7"/>&lt;name&gt;url&lt;/name&gt;</text:p>
      <text:p text:style-name="P28"><text:s text:c="7"/>&lt;value&gt;</text:p>
      <text:p text:style-name="P28"><text:s text:c="7"/><text:span text:style-name="T1">jdbc:mysql://localhost:3306/roller?autoReconnect=true&amp;amp;useUnicode=true&amp;amp;characterEncoding=utf-8&amp;amp;mysqlEncoding=utf8</text:span></text:p>
      <text:p text:style-name="P28"><text:s text:c="7"/>&lt;/value&gt;</text:p>
      <text:p text:style-name="P28"><text:s text:c="4"/>&lt;/parameter&gt;</text:p>
      <text:p text:style-name="P28"><text:s text:c="4"/>&lt;parameter&gt;&lt;name&gt;username&lt;/name&gt;&lt;value&gt;<text:span text:style-name="T1">scott</text:span>&lt;/value&gt;&lt;/parameter&gt;</text:p>
      <text:p text:style-name="P28"><text:s text:c="4"/>&lt;parameter&gt;&lt;name&gt;password&lt;/name&gt;&lt;value&gt;<text:span text:style-name="T1">tiger</text:span>&lt;/value&gt;&lt;/parameter&gt;</text:p>
      <text:p text:style-name="P28"><text:s text:c="4"/>&lt;parameter&gt;&lt;name&gt;maxActive&lt;/name&gt;&lt;value&gt;20&lt;/value&gt;&lt;/parameter&gt;</text:p>
      <text:p text:style-name="P28"><text:s text:c="4"/>&lt;parameter&gt;&lt;name&gt;maxIdle&lt;/name&gt;&lt;value&gt;3&lt;/value&gt;&lt;/parameter&gt;</text:p>
      <text:p text:style-name="P28"><text:s text:c="4"/>&lt;parameter&gt;&lt;name&gt;removeAbandoned&lt;/name&gt;&lt;value&gt;true&lt;/value&gt;&lt;/parameter&gt;</text:p>
      <text:p text:style-name="P28"><text:s text:c="4"/>&lt;parameter&gt;&lt;name&gt;maxWait&lt;/name&gt;&lt;value&gt;3000&lt;/value&gt;&lt;/parameter&gt;</text:p>
      <text:p text:style-name="P28"><text:s text:c="2"/>&lt;/ResourceParams&gt;</text:p>
      <text:p text:style-name="P28"><text:s text:c="2"/>&lt;!-- If you want e-mail features, un-comment the section below --&gt;</text:p>
      <text:p text:style-name="P28"><text:s text:c="2"/>&lt;!--</text:p>
      <text:p text:style-name="P28"><text:s text:c="2"/>&lt;Resource name="mail/Session" auth="Container" type="javax.mail.Session"/&gt;</text:p>
      <text:p text:style-name="P28"><text:s text:c="4"/>&lt;ResourceParams name="mail/Session"&gt;</text:p>
      <text:p text:style-name="P28"><text:s text:c="6"/>&lt;parameter&gt;</text:p>
      <text:p text:style-name="P28"><text:s text:c="8"/>&lt;name&gt;mail.smtp.host&lt;/name&gt;</text:p>
      <text:p text:style-name="P28"><text:s text:c="8"/>&lt;value&gt;mailhost.example.com&lt;/value&gt;</text:p>
      <text:p text:style-name="P28"><text:s text:c="6"/>&lt;/parameter&gt;</text:p>
      <text:p text:style-name="P28"><text:s text:c="2"/>&lt;/ResourceParams&gt;</text:p>
      <text:p text:style-name="P28"><text:s text:c="2"/>--&gt;</text:p>
      <text:p text:style-name="P29">&lt;/Context&gt;</text:p>
      <text:p text:style-name="P35"/>
      <text:p text:style-name="P36">Example context configuration file for Tomcat 5.5.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4"/>
      <text:p text:style-name="P28">&lt;Context path="/roller" docBase="<text:span text:style-name="T1">/usr/local/roller</text:span>" debug="0"&gt;</text:p>
      <text:p text:style-name="P28"><text:s text:c="2"/>&lt;Resource name="jdbc/rollerdb" auth="Container" type="javax.sql.DataSource"</text:p>
      <text:p text:style-name="P28"><text:s text:c="4"/>driverClassName="com.mysql.jdbc.Driver"</text:p>
      <text:p text:style-name="P28"><text:s text:c="4"/>url="<text:span text:style-name="T1">jdbc:mysql://localhost:3306/roller?autoReconnect=true&amp;amp;useUnicode=true&amp;amp;characterEncoding=utf-8&amp;amp;mysqlEncoding=utf8</text:span>"</text:p>
      <text:p text:style-name="P28"><text:s text:c="4"/>username="<text:span text:style-name="T1">scott</text:span>"</text:p>
      <text:p text:style-name="P28"><text:s text:c="4"/>password="<text:span text:style-name="T1">tiger</text:span>"</text:p>
      <text:p text:style-name="P28"><text:s text:c="4"/>maxActive="20"</text:p>
      <text:p text:style-name="P28"><text:s text:c="4"/>maxIdle="3"</text:p>
      <text:p text:style-name="P28"><text:s text:c="4"/>removeAbandoned="true"</text:p>
      <text:p text:style-name="P28"><text:s text:c="4"/>maxWait="3000" /&gt;</text:p>
      <text:p text:style-name="P28"><text:s text:c="2"/>&lt;!-- If you want e-mail features, un-comment the section below --&gt;</text:p>
      <text:p text:style-name="P28"><text:s text:c="2"/>&lt;!--</text:p>
      <text:p text:style-name="P28"><text:s text:c="2"/>&lt;Resource name="mail/Session" auth="Container" type="javax.mail.Session"</text:p>
      <text:p text:style-name="P28"><text:s text:c="5"/>mail.smtp.host="mailhost.example.com" /&gt;</text:p>
      <text:p text:style-name="P28"><text:s text:c="2"/>--&gt;</text:p>
      <text:p text:style-name="P29">&lt;/Context&gt;</text:p>
      <text:p text:style-name="P13">NOTES</text:p>
      <text:list text:style-name="L11">
        <text:list-item>
          <text:p text:style-name="P37">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8"><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9">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0"/>
      <text:p text:style-name="P40"><text:s text:c="4"/>&lt;Connector port="8080"</text:p>
      <text:p text:style-name="P40"><text:s text:c="8"/>maxThreads="150" </text:p>
      <text:p text:style-name="P40"><text:s text:c="8"/>minSpareThreads="25" maxSpareThreads="75"</text:p>
      <text:p text:style-name="P40"><text:s text:c="8"/>enableLookups="false" </text:p>
      <text:p text:style-name="P40"><text:s text:c="8"/>redirectPort="8443" </text:p>
      <text:p text:style-name="P40"><text:s text:c="8"/>acceptCount="100"</text:p>
      <text:p text:style-name="P40"><text:s text:c="8"/>debug="0" </text:p>
      <text:p text:style-name="P40"><text:s text:c="8"/>connectionTimeout="20000"</text:p>
      <text:p text:style-name="P40"><text:s text:c="8"/>disableUploadTimeout="true" </text:p>
      <text:p text:style-name="P40"><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1"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3"><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41"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2">Find your <text:span text:style-name="T11">WEB-INF/security.xml</text:span> file and open it in a text editor.</text:p>
        </text:list-item>
        <text:list-item>
          <text:p text:style-name="P42">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3">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4"/>
      <text:p text:style-name="P45"><text:span text:style-name="T2">NOTES</text:span> </text:p>
      <text:list text:style-name="L13">
        <text:list-item>
          <text:list>
            <text:list-item>
              <text:p text:style-name="P46">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3">UNIX example</text:p>
      <text:p text:style-name="Standard"/>
      <text:p text:style-name="P40"><text:tab/>% cd $CATALINA_HOME/bin</text:p>
      <text:p text:style-name="P40"><text:tab/>% ./startup.sh</text:p>
      <text:p text:style-name="Standard"/>
      <text:p text:style-name="P33">Windows example</text:p>
      <text:p text:style-name="Standard"/>
      <text:p text:style-name="P40"><text:tab/>C&gt; cd %CATALINA_HOME%\bin</text:p>
      <text:p text:style-name="P40"><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34"/>
      <text:p text:style-name="P34"><text:span text:style-name="T1">NOTE</text:span>: if you'd like to use Roller's JSPWiki plugin, which allows you to enter blog entries using JSPWiki syntax, then you'll have to download and install separately the JSPWiki jars. See Appendix C for more informatio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ext:p>
      <text:p text:style-name="Text_20_body">The steps are:</text:p>
      <text:list text:style-name="L14">
        <text:list-item>
          <text:p text:style-name="P47">STEP 1: Shutdown and backup your old Roller</text:p>
        </text:list-item>
        <text:list-item>
          <text:p text:style-name="P47">STEP 2: Install the new Roller</text:p>
        </text:list-item>
        <text:list-item>
          <text:p text:style-name="P47">STEP 3: Copy old configuration</text:p>
        </text:list-item>
        <text:list-item>
          <text:p text:style-name="P47">STEP 4: Upgrade the database</text:p>
        </text:list-item>
        <text:list-item>
          <text:p text:style-name="P47">STEP 5: Startup Tomcat </text:p>
        </text:list-item>
      </text:list>
      <text:h text:style-name="Heading_20_3" text:outline-level="3"><text:bookmark text:name="section-UpgradeGuide_2.1-STEP1ShutdownAndBackupYourOldRoller1"/>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8"><text:s text:c="3"/>% cd $CATALINA_HOME/bin</text:p>
      <text:p text:style-name="P49"><text:s text:c="3"/>% ./shutdown.sh</text:p>
      <text:p text:style-name="Standard">Backup your database to somewhere safe on your system or to a remote file-system, for example if you use MySQL you might do something like this:</text:p>
      <text:p text:style-name="Standard"/>
      <text:p text:style-name="P40"><text:s text:c="3"/>% mysqldump -u scott -p rollerdb &gt; \</text:p>
      <text:p text:style-name="P40"><text:s text:c="3"/>/somewhere/safe/roller-backup-20050420.dmp</text:p>
      <text:p text:style-name="P40"/>
      <text:p text:style-name="Standard">Here's an example for PostgreSQL users: </text:p>
      <text:p text:style-name="Standard"/>
      <text:p text:style-name="P40"><text:s text:c="3"/>pg_dump -h 127.0.0.1 -W -U scott rollerdb &gt; roller.db</text:p>
      <text:p text:style-name="Standard"/>
      <text:p text:style-name="Standard">Move your Roller files to somewhere safe, for example: </text:p>
      <text:p text:style-name="Standard"/>
      <text:p text:style-name="P50"><text:s text:c="3"/>% cd $CATALINA_HOME/webapps</text:p>
      <text:p text:style-name="P50"><text:s text:c="3"/>% mkdir /somewhere/safe/roller-old</text:p>
      <text:p text:style-name="P49"><text:s text:c="3"/>% mv roller /somewhere/safe/roller-old</text:p>
      <text:h text:style-name="Heading_20_3" text:outline-level="3"><text:bookmark text:name="section-UpgradeGuide_2.1-STEP2InstallTheNewRoller2"/>STEP 2: Install the new Roller <text:bookmark text:name="ref-UpgradeGuide_2.1-2"/></text:h>
      <text:p text:style-name="Text_20_body">Follow the normal installation instructions to install Roller, except: </text:p>
      <text:list text:style-name="L15">
        <text:list-item>
          <text:p text:style-name="P51">Don't create a new database for Roller, instead point the new Roller to your old Roller database </text:p>
        </text:list-item>
        <text:list-item>
          <text:p text:style-name="P52">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50"><text:s text:c="3"/>% cd %CATALINA_HOME/webapps/roller</text:p>
      <text:p text:style-name="P49"><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53">WARNING: In Roller 2.3 we changed the Roller package names from org.roller to org.apache.roller. Because of this you MUST review your roller-custom.properties file, search for the string “org.roller”and replace all occurances of it with “org.apache.roller”.</text:p>
        </text:list-item>
        <text:list-item>
          <text:p text:style-name="P53">WARNING: The jars required for Roller's JSPWiki plugin and Ekit editor have been removed from the Roller distribution. If you'd like to continue to use these plugins, please refer to Appendices C and D.</text:p>
        </text:list-item>
      </text:list>
      <text:h text:style-name="Heading_20_3" text:outline-level="3"><text:bookmark text:name="section-UpgradeGuide_2.1-STEP4UpgradeTheDatabase4"/>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54">WEB-INF/dbscripts/mysql </text:p>
        </text:list-item>
        <text:list-item>
          <text:p text:style-name="P54">WEB-INF/dbscripts/postgresql </text:p>
        </text:list-item>
        <text:list-item>
          <text:p text:style-name="P54">WEB-INF/dbscripts/hsql </text:p>
        </text:list-item>
        <text:list-item>
          <text:p text:style-name="P55">and more... </text:p>
        </text:list-item>
      </text:list>
      <text:p text:style-name="Text_20_body">There is an upgrade script for each release of Roller. If you're upgrading from Roller 2.1, which was the last release before 2.3 you'll only need to run one script, that's <text:span text:style-name="Teletype">210-to-230-migration.sql</text:span>. For example, here's how you'd do it for a MySQL database running on UNIX: </text:p>
      <text:p text:style-name="P50"><text:s text:c="4"/>% cd $CATALINA_HOME/webapps/roller/WEB-INF/dbscripts/mysql</text:p>
      <text:p text:style-name="P50"><text:s text:c="4"/>% mysql -u root -p</text:p>
      <text:p text:style-name="P50"><text:s text:c="4"/>password: *****</text:p>
      <text:p text:style-name="P50"><text:s text:c="4"/>mysql&gt; use roller;</text:p>
      <text:p text:style-name="P50"><text:s text:c="4"/>mysql&gt; source 210-to-230-migration.sql</text:p>
      <text:p text:style-name="P49"><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Licensed to the Apache Software Foundation (ASF) under one or more</text:p>
      <text:p text:style-name="P17"># contributor license agreements. <text:s/>The ASF licenses this file to You</text:p>
      <text:p text:style-name="P17"># under the Apache License, Version 2.0 (the "License"); you may not</text:p>
      <text:p text:style-name="P17"># use this file except in compliance with the License.</text:p>
      <text:p text:style-name="P17"># You may obtain a copy of the License at</text:p>
      <text:p text:style-name="P17">#</text:p>
      <text:p text:style-name="P17"># <text:s text:c="4"/>http://www.apache.org/licenses/LICENSE-2.0</text:p>
      <text:p text:style-name="P17">#</text:p>
      <text:p text:style-name="P17"># Unless required by applicable law or agreed to in writing, software</text:p>
      <text:p text:style-name="P17"># distributed under the License is distributed on an "AS IS" BASIS,</text:p>
      <text:p text:style-name="P17"># WITHOUT WARRANTIES OR CONDITIONS OF ANY KIND, either express or implied.</text:p>
      <text:p text:style-name="P17"># See the License for the specific language governing permissions and</text:p>
      <text:p text:style-name="P17"># limitations under the License. <text:s/>For additional information regarding</text:p>
      <text:p text:style-name="P17"># copyright in this work, please see the NOTICE file in the top level</text:p>
      <text:p text:style-name="P17"># directory of this distribution.</text:p>
      <text:p text:style-name="P17"/>
      <text:p text:style-name="P17"># roller.properties</text:p>
      <text:p text:style-name="P17">#</text:p>
      <text:p text:style-name="P17"># This file is for meant for Roller deployment properties</text:p>
      <text:p text:style-name="P17"># Any properties that don't change at runtime are defined here</text:p>
      <text:p text:style-name="P17">#</text:p>
      <text:p text:style-name="P17"># You can override the values in this file in a couple ways ..</text:p>
      <text:p text:style-name="P17"># <text:s text:c="2"/>1. define a roller-custom.properties file and place it somewhere</text:p>
      <text:p text:style-name="P17"># <text:s text:c="6"/>at the root of one of your classpath locations.</text:p>
      <text:p text:style-name="P17"># <text:s text:c="6"/>for example:</text:p>
      <text:p text:style-name="P17"># <text:s text:c="10"/>$TOMCAT_HOME/common/classes</text:p>
      <text:p text:style-name="P17"># <text:s text:c="10"/>$ROLLER_LOCATION/WEB-INF/classes</text:p>
      <text:p text:style-name="P17">#</text:p>
      <text:p text:style-name="P17"># <text:s text:c="2"/>2. specify a custom properties file via jvm option</text:p>
      <text:p text:style-name="P17"># <text:s text:c="6"/>example:</text:p>
      <text:p text:style-name="P17"># <text:s text:c="10"/>roller.custom.config=/path/to/properties/file</text:p>
      <text:p text:style-name="P17">#</text:p>
      <text:p text:style-name="P17"># <text:s text:c="2"/>**NOTE: if you run multiple instances of roller on the same server</text:p>
      <text:p text:style-name="P17"># <text:s text:c="10"/>then you should beware of the fact that the override options above</text:p>
      <text:p text:style-name="P17"># <text:s text:c="10"/>may affect *all* of you running instances. <text:s/>if you want to do</text:p>
      <text:p text:style-name="P17"># <text:s text:c="10"/>custom overrides for each instance then you must do it by</text:p>
      <text:p text:style-name="P17"># <text:s text:c="10"/>placing a roller-custom.properties file at WEB-INF/classes/ in</text:p>
      <text:p text:style-name="P17"># <text:s text:c="10"/>each of you roller installations.</text:p>
      <text:p text:style-name="P17">#</text:p>
      <text:p text:style-name="P17"># properties in this file are accessed like this ...</text:p>
      <text:p text:style-name="P17"># <text:s text:c="3"/>RollerConfig.getProperty("propnam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apache.roller.presentation.cache.ExpiringLRUCacheFactoryImpl</text:p>
      <text:p text:style-name="P17">cache.customHandlers=</text:p>
      <text:p text:style-name="P17"/>
      <text:p text:style-name="P17"># This sets how many minutes into the future we look to prepare</text:p>
      <text:p text:style-name="P17"># entries posted into the future which need to be invalidated from the cache.</text:p>
      <text:p text:style-name="P17"># It is very unlikely that this should ever need to be changed</text:p>
      <text:p text:style-name="P17">cache.futureInvalidations.peerTime=3</text:p>
      <text:p text:style-name="P17"/>
      <text:p text:style-name="P17"># Main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j_security_check,/login-redirect.jsp,/login.jsp,\</text:p>
      <text:p text:style-name="P17">/user.do,/editor/yourProfile.do,/admin/user.do,/editor/userdata</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apache.roller.presentation.velocity.plugins.convertbreaks.ConvertLineBreaksPlugin \</text:p>
      <text:p text:style-name="P17">,org.apache.roller.presentation.velocity.plugins.topictag.TopicTagPlugin \</text:p>
      <text:p text:style-name="P17">,org.apache.roller.presentation.velocity.plugins.search.WikipediaLinkPlugin \</text:p>
      <text:p text:style-name="P17">,org.apache.roller.presentation.velocity.plugins.search.GoogleLinkPlugin \</text:p>
      <text:p text:style-name="P17">,org.apache.roller.presentation.velocity.plugins.textile.TextilePlugin \</text:p>
      <text:p text:style-name="P17">,org.apache.roller.presentation.velocity.plugins.acronyms.AcronymsPlugin \</text:p>
      <text:p text:style-name="P17">,org.apache.roller.presentation.velocity.plugins.bookmarks.BookmarkPlugin \</text:p>
      <text:p text:style-name="P17">,org.apache.roller.presentation.velocity.plugins.email.ObfuscateEmailPlugin \</text:p>
      <text:p text:style-name="P17">,org.apache.roller.presentation.velocity.plugins.smileys.SmileysPlugin \</text:p>
      <text:p text:style-name="P17">,org.apache.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apache.roller.presentation.TurnoverReferersTask\</text:p>
      <text:p text:style-name="P17"/>
      <text:p text:style-name="P17"># Needed to enable nightly fetching of blacklist</text:p>
      <text:p text:style-name="P17">#,org.apache.roller.presentation.BlacklistUpdateTask\</text:p>
      <text:p text:style-name="P17"/>
      <text:p text:style-name="P17"># Daily Planet task: syncs weblog list with Roller, refreshes Technorati stats</text:p>
      <text:p text:style-name="P17">#,org.apache.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apache.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apache.roller.presentation.velocity.PageModel</text:p>
      <text:p text:style-name="P17"># Experimental page model that allows user's access to Planet aggregations</text:p>
      <text:p text:style-name="P17">#velocity.pagemodel.classname=org.apache.roller.presentation.velocity.planet.PlanetPageModel</text:p>
      <text:p text:style-name="P17"/>
      <text:p text:style-name="P17">#----------------------------------</text:p>
      <text:p text:style-name="P17"># Persistence settings</text:p>
      <text:p text:style-name="P17"/>
      <text:p text:style-name="P17">persistence.roller.classname=org.apache.roller.business.hibernate.HibernateRollerImpl</text:p>
      <text:p text:style-name="P17">persistence.filemanager.classname=org.apache.roller.business.FileManagerImpl</text:p>
      <text:p text:style-name="P17"/>
      <text:p text:style-name="P17"># authenticator settings (experimental)</text:p>
      <text:p text:style-name="P17">authenticator.classname=org.apache.roller.presentation.DefaultAuthenticator</text:p>
      <text:p text:style-name="P17"/>
      <text:p text:style-name="P17">#----------------------------------</text:p>
      <text:p text:style-name="P17"># comment, referrer and trackback settings</text:p>
      <text:p text:style-name="P17"/>
      <text:p text:style-name="P17">comment.authenticator.classname=org.apache.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 Number of queries allowed per day</text:p>
      <text:p text:style-name="P17">planet.aggregator.technorati.limit=500</text:p>
      <text:p text:style-name="P17"/>
      <text:p text:style-name="P17">#----------------------------------</text:p>
      <text:p text:style-name="P17"># defaults for new weblog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 Default weblog editor</text:p>
      <text:p text:style-name="P17"># The list of available editors is in rollerRuntimeConfigDefs.xml</text:p>
      <text:p text:style-name="P17">newweblog.editor=editor-text.jsp</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apache.roller.presentation.velocity.plugins.topictag.TopicTagPlugin.defaultTopicBookmarkName=Default Topic Site</text:p>
      <text:p text:style-name="P17">org.apache.roller.presentation.velocity.plugins.topictag.TopicTagPlugin.defaultTopicSite=http://www.technorati.com/tag</text:p>
      <text:p text:style-name="P17">org.apache.roller.presentation.velocity.plugins.topictag.TopicTagPlugin.tagRegexWithBookmark=topic:\\{(.*?)\\}\\[(.*?)\\]</text:p>
      <text:p text:style-name="P17">org.apache.roller.presentation.velocity.plugins.topictag.TopicTagPlugin.tagRegexWithoutBookmark=topic:\\[(.*?)\\]</text:p>
      <text:p text:style-name="P17">org.apache.roller.presentation.velocity.plugins.topictag.TopicTagPlugin.linkFormatString=&lt;a rel=\"tag\" href=\"{0}{1}\"&gt;{2}&lt;/a&gt;</text:p>
      <text:p text:style-name="P17"/>
      <text:p text:style-name="P17"># Set to true to allow only default topic tag site (and avoid costly bookmark queries)</text:p>
      <text:p text:style-name="P17">org.apache.roller.presentation.velocity.plugins.topictag.TopicTagPlugin.ignoreBookmarks=true</text:p>
      <text:p text:style-name="P17"/>
      <text:p text:style-name="P17">#---------------------------------</text:p>
      <text:p text:style-name="P17"># Experimental settings</text:p>
      <text:p text:style-name="P17"/>
      <text:p text:style-name="P17"># Atom Publishing Protocol (APP) - this is an incomplete and untested </text:p>
      <text:p text:style-name="P17"># implementation of an unfinished IETF specification. Intended only for </text:p>
      <text:p text:style-name="P17"># interoperability testing. DO NOT ENABLE IN PRODUCTION!</text:p>
      <text:p text:style-name="P17">webservices.atomprotocol.enabled=false</text:p>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text:h text:style-name="P12" text:outline-level="2"><text:bookmark-start text:name="DDE_LINK2"/>Appendix C: Setting up the optional JSPWiki plugin</text:h>
      <text:p text:style-name="Text_20_body">If you'd like to use Roller's JSPWiki plugin, you must 1) download and install the required JSPWiki jars and 2) enable the JSPWiki plugin via a Roller custom configuration file.</text:p>
      <text:p text:style-name="Text_20_body"><text:span text:style-name="T1">WARNING</text:span>: The JSPWiki editor has been deprecated (due to LGPL licensing) and may be removed from a future release of Roller.</text:p>
      <text:h text:style-name="Heading_20_3" text:outline-level="3">Downloading and installing the required JSPWiki jars</text:h>
      <text:p text:style-name="Text_20_body">Download JSPWiki version 2.2.33 from <text:a xlink:type="simple" xlink:href="http://jspwiki.org/">http://jspwiki.org</text:a>, copy the following jars from JSPWiki's WEB-INF/lib directory to Roller's WEB-INF/lib directory:</text:p>
      <text:list text:style-name="L18">
        <text:list-item>
          <text:p text:style-name="P56">JSPWiki.jar</text:p>
        </text:list-item>
        <text:list-item>
          <text:p text:style-name="P56">ecs.jar</text:p>
        </text:list-item>
        <text:list-item>
          <text:p text:style-name="P56">jrcs-diff.jar</text:p>
        </text:list-item>
        <text:list-item>
          <text:p text:style-name="P56">oscache.jar</text:p>
        </text:list-item>
      </text:list>
      <text:p text:style-name="Text_20_body"><text:span text:style-name="T1">NOTE</text:span>: The Roller Support project at Java.Net offers some bundles that might make this part <text:s/>of the installation easier. Visit <text:a xlink:type="simple" xlink:href="http://roller.dev.java.net/">http://roller.dev.java.net</text:a> for more information.</text:p>
      <text:h text:style-name="Heading_20_3" text:outline-level="3">Enable the JSPWiki plugin via Roller property override</text:h>
      <text:p text:style-name="Text_20_body">Follow the instructions in Appendix B for setting up a <text:span text:style-name="T5">roller-custom.properties</text:span> file. You'll need to override the <text:span text:style-name="T5">plugins.page</text:span> property to ensure that the JSPWiki plugin is included in the list. For example, this setting would add the JSPWiki to the end of the list of built-in Roller plugins:</text:p>
      <text:p text:style-name="P57">plugins.page=\</text:p>
      <text:p text:style-name="P57">org.apache.roller.presentation.velocity.plugins.convertbreaks.ConvertLineBreaksPlugin \</text:p>
      <text:p text:style-name="P57">,org.apache.roller.presentation.velocity.plugins.topictag.TopicTagPlugin \</text:p>
      <text:p text:style-name="P57">,org.apache.roller.presentation.velocity.plugins.search.WikipediaLinkPlugin \</text:p>
      <text:p text:style-name="P57">,org.apache.roller.presentation.velocity.plugins.search.GoogleLinkPlugin \</text:p>
      <text:p text:style-name="P57">,org.apache.roller.presentation.velocity.plugins.textile.TextilePlugin \</text:p>
      <text:p text:style-name="P57">,org.apache.roller.presentation.velocity.plugins.acronyms.AcronymsPlugin \</text:p>
      <text:p text:style-name="P57">,org.apache.roller.presentation.velocity.plugins.bookmarks.BookmarkPlugin \</text:p>
      <text:p text:style-name="P57">,org.apache.roller.presentation.velocity.plugins.email.ObfuscateEmailPlugin \</text:p>
      <text:p text:style-name="P57">,org.apache.roller.presentation.velocity.plugins.smileys.SmileysPlugin \</text:p>
      <text:p text:style-name="P57">,org.apache.roller.presentation.velocity.plugins.readmore.ReadMorePlugin<text:span text:style-name="T1"> \</text:span></text:p>
      <text:p text:style-name="P58">,org.apache.roller.presentation.velocity.plugins.jspwiki.WikiPlugin<text:bookmark-end text:name="DDE_LINK2"/></text:p>
      <text:p text:style-name="P17"/>
      <text:p text:style-name="Text_20_body"/>
      <text:p text:style-name="Text_20_body"/>
      <text:h text:style-name="P12" text:outline-level="2">Appendix D: Setting up the optional Ekit editor page</text:h>
      <text:p text:style-name="Text_20_body">If you'd like to continue to use Roller's Ekit editor page, which was deprecated in Roller 2.3, you must 1) download and install the Ekit applet jar and 2) add the Ekit page to the list of available editors in the Roller runtime configuration file.</text:p>
      <text:p text:style-name="Text_20_body"><text:span text:style-name="T1">WARNING</text:span>: The Ekit editor has been deprecated (due to LGPL licensing) and may be removed from a future release of Roller.</text:p>
      <text:h text:style-name="Heading_20_3" text:outline-level="3">Downloading and installing the required Ekit applet jar</text:h>
      <text:p text:style-name="Text_20_body">Download Ekit version 1.1 from <text:a xlink:type="simple" xlink:href="http://www.hexidec.com/ekit.phaa">http://www.hexidec.com/ekit.ph</text:a>p and place the Ekit <text:span text:style-name="T5">ekitappletspell.jar</text:span> jar in Roller's editor direcotory.</text:p>
      <text:p text:style-name="Text_20_body"><text:span text:style-name="T1">NOTE</text:span>: The Roller Support project at Java.Net offers some bundles that might make this part <text:s/>of the installation easier. Visit <text:a xlink:type="simple" xlink:href="http://roller.dev.java.net/">http://roller.dev.java.net</text:a> for more information.</text:p>
      <text:h text:style-name="Heading_20_3" text:outline-level="3">Enable the Ekit plugin via Roller runtime configuration definitions file</text:h>
      <text:p text:style-name="Text_20_body">If you want users to be able to pick the old Ekit editor page, then you'll need to add it to the Roller runtime configuration definition file in <text:span text:style-name="T5">WEB-INF/rollerRuntimeConfigDefs.xml</text:span> as follows:</text:p>
      <text:p text:style-name="P59">&lt;property-def <text:s/>name="users.editor.pages" <text:s/>key="configForm.editorPages"&gt;</text:p>
      <text:p text:style-name="P59"><text:s text:c="3"/>&lt;type&gt;text&lt;/type&gt;</text:p>
      <text:p text:style-name="P59"><text:s text:c="3"/>&lt;default-value&gt;editor-text.jsp,editor-rte.jsp, <text:span text:style-name="T1">editor-ekit.jsp</text:span>&lt;/default-value&gt;</text:p>
      <text:p text:style-name="P59"><text:s text:c="3"/>&lt;rows&gt;3&lt;/rows&gt;</text:p>
      <text:p text:style-name="P59"><text:s text:c="3"/>&lt;cols&gt;40&lt;/cols&gt;</text:p>
      <text:p text:style-name="P59">&lt;/property-def&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5-05T14:20:02</dc:date>
    <dc:language>en-US</dc:language>
    <meta:editing-cycles>64</meta:editing-cycles>
    <meta:editing-duration>PT14H29M19S</meta:editing-duration>
    <meta:user-defined meta:name="Info 1"/>
    <meta:user-defined meta:name="Info 2"/>
    <meta:user-defined meta:name="Info 3"/>
    <meta:user-defined meta:name="Info 4"/>
    <meta:document-statistic meta:table-count="0" meta:image-count="0" meta:object-count="0" meta:page-count="28" meta:paragraph-count="692" meta:word-count="6439" meta:character-count="45604"/>
  </office:meta>
</office:document-meta>
</file>